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2.749cm" style:rel-width="75%" table:align="center"/>
    </style:style>
    <style:style style:name="Tabelle1.A" style:family="table-column">
      <style:table-column-properties style:column-width="6.375cm" style:rel-column-width="3662*"/>
    </style:style>
    <style:style style:name="Tabelle1.A1" style:family="table-cell">
      <style:table-cell-properties style:vertical-align="middle"/>
    </style:style>
    <style:style style:name="P1" style:family="paragraph" style:parent-style-name="Standard">
      <style:text-properties fo:language="en" fo:country="US" officeooo:rsid="001f8eb1" officeooo:paragraph-rsid="001f8eb1"/>
    </style:style>
    <style:style style:name="P2" style:family="paragraph" style:parent-style-name="Standard">
      <style:paragraph-properties fo:text-align="start" style:justify-single-word="false"/>
      <style:text-properties fo:language="en" fo:country="US" officeooo:rsid="001f8eb1" officeooo:paragraph-rsid="001f8eb1"/>
    </style:style>
    <style:style style:name="P3" style:family="paragraph" style:parent-style-name="Standard">
      <style:paragraph-properties fo:text-align="start" style:justify-single-word="false"/>
      <style:text-properties fo:language="en" fo:country="US" officeooo:rsid="001f8eb1" officeooo:paragraph-rsid="002562ea"/>
    </style:style>
    <style:style style:name="P4" style:family="paragraph" style:parent-style-name="Standard">
      <style:paragraph-properties fo:text-align="end" style:justify-single-word="false"/>
      <style:text-properties fo:language="en" fo:country="US" officeooo:rsid="001f8eb1" officeooo:paragraph-rsid="001f8eb1"/>
    </style:style>
    <style:style style:name="P5" style:family="paragraph" style:parent-style-name="Standard">
      <style:paragraph-properties fo:text-align="start" style:justify-single-word="false"/>
      <style:text-properties fo:language="en" fo:country="US" fo:font-style="italic" officeooo:rsid="001f8eb1" officeooo:paragraph-rsid="001f8eb1" style:font-style-asian="italic" style:font-style-complex="italic"/>
    </style:style>
    <style:style style:name="P6" style:family="paragraph" style:parent-style-name="Standard">
      <style:text-properties fo:language="en" fo:country="US" fo:font-style="italic" officeooo:rsid="001f8eb1" officeooo:paragraph-rsid="001f8eb1" style:font-style-asian="italic" style:font-style-complex="italic"/>
    </style:style>
    <style:style style:name="P7" style:family="paragraph" style:parent-style-name="Standard">
      <style:text-properties fo:language="en" fo:country="US" fo:font-style="italic" officeooo:rsid="00216486" officeooo:paragraph-rsid="00216486" style:font-style-asian="italic" style:font-style-complex="italic"/>
    </style:style>
    <style:style style:name="P8" style:family="paragraph" style:parent-style-name="Standard">
      <style:text-properties fo:language="en" fo:country="US" officeooo:rsid="00216486" officeooo:paragraph-rsid="00216486"/>
    </style:style>
    <style:style style:name="P9" style:family="paragraph" style:parent-style-name="Standard">
      <style:text-properties fo:language="en" fo:country="US" officeooo:rsid="002762d9" officeooo:paragraph-rsid="002762d9"/>
    </style:style>
    <style:style style:name="P10" style:family="paragraph" style:parent-style-name="Standard">
      <style:text-properties fo:language="en" fo:country="US" officeooo:rsid="00292fd0" officeooo:paragraph-rsid="00292fd0"/>
    </style:style>
    <style:style style:name="P11" style:family="paragraph" style:parent-style-name="Standard">
      <style:paragraph-properties fo:text-align="start" style:justify-single-word="false" fo:padding="0.074cm" fo:border-left="none" fo:border-right="none" fo:border-top="none" fo:border-bottom="0.99pt solid #000000" style:join-border="false"/>
      <style:text-properties fo:language="en" fo:country="US" fo:font-style="italic" officeooo:rsid="001f8eb1" officeooo:paragraph-rsid="001f8eb1" style:font-style-asian="italic" style:font-style-complex="italic"/>
    </style:style>
    <style:style style:name="P12" style:family="paragraph" style:parent-style-name="Standard">
      <style:paragraph-properties fo:text-align="start" style:justify-single-word="false" fo:padding="0.074cm" fo:border-left="none" fo:border-right="none" fo:border-top="none" fo:border-bottom="0.99pt solid #000000" style:join-border="false"/>
      <style:text-properties fo:language="en" fo:country="US" fo:font-style="italic" officeooo:rsid="001f8eb1" officeooo:paragraph-rsid="002762d9" style:font-style-asian="italic" style:font-style-complex="italic"/>
    </style:style>
    <style:style style:name="P13" style:family="paragraph" style:parent-style-name="Standard">
      <style:paragraph-properties fo:padding="0.074cm" fo:border-left="none" fo:border-right="none" fo:border-top="none" fo:border-bottom="0.99pt solid #000000" style:join-border="false"/>
      <style:text-properties fo:language="en" fo:country="US" fo:font-style="italic" officeooo:rsid="001f8eb1" officeooo:paragraph-rsid="001f8eb1" style:font-style-asian="italic" style:font-style-complex="italic"/>
    </style:style>
    <style:style style:name="P14" style:family="paragraph" style:parent-style-name="Standard">
      <style:paragraph-properties fo:text-align="start" style:justify-single-word="false" fo:padding="0.074cm" fo:border-left="none" fo:border-right="none" fo:border-top="none" fo:border-bottom="0.99pt solid #000000" text:number-lines="true" text:line-number="0" style:join-border="false"/>
      <style:text-properties fo:language="en" fo:country="US" fo:font-style="italic" officeooo:rsid="001f8eb1" officeooo:paragraph-rsid="001f8eb1" style:font-style-asian="italic" style:font-style-complex="italic"/>
    </style:style>
    <style:style style:name="P15" style:family="paragraph" style:parent-style-name="Standard">
      <loext:graphic-properties draw:fill-image-width="0cm" draw:fill-image-height="0cm"/>
      <style:paragraph-properties fo:padding="0.074cm" fo:border-left="none" fo:border-right="none" fo:border-top="none" fo:border-bottom="0.99pt solid #000000" style:shadow="none" text:number-lines="true" text:line-number="0" style:join-border="false"/>
      <style:text-properties fo:language="en" fo:country="US" fo:font-style="italic" officeooo:rsid="001f8eb1" officeooo:paragraph-rsid="001f8eb1" style:font-style-asian="italic" style:font-style-complex="italic"/>
    </style:style>
    <style:style style:name="P16" style:family="paragraph" style:parent-style-name="Standard">
      <style:paragraph-properties fo:text-align="start" style:justify-single-word="false" text:number-lines="true" text:line-number="0"/>
      <style:text-properties fo:language="en" fo:country="US" fo:font-style="italic" officeooo:rsid="001f8eb1" officeooo:paragraph-rsid="00216486" style:font-style-asian="italic" style:font-style-complex="italic"/>
    </style:style>
    <style:style style:name="P17" style:family="paragraph" style:parent-style-name="Standard">
      <style:paragraph-properties fo:text-align="start" style:justify-single-word="false" text:number-lines="true" text:line-number="0"/>
      <style:text-properties fo:language="en" fo:country="US" fo:font-style="italic" officeooo:rsid="001f8eb1" officeooo:paragraph-rsid="001f8eb1" style:font-style-asian="italic" style:font-style-complex="italic"/>
    </style:style>
    <style:style style:name="P18" style:family="paragraph" style:parent-style-name="Standard">
      <loext:graphic-properties draw:fill-image-width="0cm" draw:fill-image-height="0cm"/>
      <style:paragraph-properties style:shadow="none" text:number-lines="true" text:line-number="0"/>
      <style:text-properties fo:language="en" fo:country="US" fo:font-style="italic" officeooo:rsid="001f8eb1" officeooo:paragraph-rsid="001f8eb1" style:font-style-asian="italic" style:font-style-complex="italic"/>
    </style:style>
    <style:style style:name="P19" style:family="paragraph" style:parent-style-name="Standard" style:master-page-name="">
      <loext:graphic-properties draw:fill-image-width="0cm" draw:fill-image-height="0cm"/>
      <style:paragraph-properties style:page-number="auto" style:shadow="none" text:number-lines="true" text:line-number="0"/>
      <style:text-properties fo:language="en" fo:country="US" fo:font-style="italic" officeooo:rsid="001f8eb1" officeooo:paragraph-rsid="001f8eb1" style:font-style-asian="italic" style:font-style-complex="italic"/>
    </style:style>
    <style:style style:name="P20" style:family="paragraph" style:parent-style-name="Heading_20_1">
      <style:paragraph-properties fo:padding="0.074cm" fo:border-left="none" fo:border-right="none" fo:border-top="none" fo:border-bottom="0.99pt solid #000000" style:join-border="false"/>
      <style:text-properties officeooo:paragraph-rsid="0023ba09"/>
    </style:style>
    <style:style style:name="P21" style:family="paragraph" style:parent-style-name="Table_20_Contents">
      <style:paragraph-properties fo:text-align="start" style:justify-single-word="false"/>
      <style:text-properties officeooo:rsid="002562ea" officeooo:paragraph-rsid="002562ea"/>
    </style:style>
    <style:style style:name="T1" style:family="text">
      <style:text-properties officeooo:rsid="00216486"/>
    </style:style>
    <style:style style:name="T2" style:family="text">
      <style:text-properties officeooo:rsid="0023ba09"/>
    </style:style>
    <style:style style:name="T3" style:family="text">
      <style:text-properties officeooo:rsid="002762d9"/>
    </style:style>
    <style:style style:name="T4" style:family="text">
      <style:text-properties fo:font-style="italic" style:font-style-asian="italic" style:font-style-complex="italic"/>
    </style:style>
    <style:style style:name="T5" style:family="text">
      <style:text-properties officeooo:rsid="00292f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cumentation </text:p>
      <text:p text:style-name="P2"><text:tab/>The following section describes the steps of scraping and cleaning as well as the explorative data analysis. <text:s/>In this context scraping is the step of automated downloading raw HTML-files from a specific source. Cleaning describes the extraction of selected text elements, i. e. the article itself, the title or date it was published. Although it is possible to combine the steps and directly extract the article we chose this method to be able to access the raw files in case of errors during the scraping process.</text:p>
      <text:p text:style-name="P1"/>
      <text:p text:style-name="P1"><text:tab/>Since this project aims to do research not on one specific newspaper homepage but rather a whole selection, cf. chapter(), the process of scraping homepages and extracting data or cleaning differs for each site. However the method as such stays the same, thus can be explained using pseudo-code. The commented source code can be found on the attached CD. The functions used for scraping are combined in the file scrapeR.R and the functions used to extract the text elements can be found in the file cleanR.R</text:p>
      <text:p text:style-name="P1"/>
      <text:h text:style-name="Heading_20_1" text:outline-level="1">Scraping</text:h>
      <text:p text:style-name="P1"/>
      <text:p text:style-name="P11"/>
      <text:p text:style-name="P12"><text:span text:style-name="T1">Algorithm:</text:span> scrape.day.<text:span text:style-name="T2">$NEWSPAPER @todo short description</text:span></text:p>
      <text:p text:style-name="P5"><text:span text:style-name="T1">Input</text:span>:</text:p>
      <text:p text:style-name="P5"><text:s text:c="4"/>date or direct link</text:p>
      <text:p text:style-name="P5">Output:</text:p>
      <text:p text:style-name="P5"><text:s text:c="4"/>Raw HTML-files</text:p>
      <text:p text:style-name="P5"/>
      <text:p text:style-name="P16">if date as input:</text:p>
      <text:p text:style-name="P16"/>
      <text:p text:style-name="P16"><text:tab/>main ← <text:s/>load main page</text:p>
      <text:p text:style-name="P17"><text:tab/>article.links ← extract links(main)</text:p>
      <text:p text:style-name="P16"><text:s text:c="2"/><text:tab/></text:p>
      <text:p text:style-name="P16"><text:tab/>for link in article.links <text:span text:style-name="T1">do</text:span></text:p>
      <text:p text:style-name="P17"><text:s text:c="2"/><text:tab/><text:tab/>save as HTML</text:p>
      <text:p text:style-name="P17"><text:s text:c="2"/><text:tab/>end for</text:p>
      <text:p text:style-name="P17"/>
      <text:p text:style-name="P17">else if direct link as input:</text:p>
      <text:p text:style-name="P16"><text:tab/></text:p>
      <text:p text:style-name="P16"><text:tab/>article ← load article</text:p>
      <text:p text:style-name="P17"><text:tab/>save(article.html)</text:p>
      <text:p text:style-name="P17"/>
      <text:p text:style-name="P14">end if</text:p>
      <text:p text:style-name="P5"/>
      <text:p text:style-name="P4"/>
      <text:p text:style-name="P1"><text:tab/>The packages mostly used during scraping are rvest <text:span text:style-name="T5">[1] </text:span>and tidyr <text:span text:style-name="T5">[2]</text:span>. Rvest provides functionalities making it possible to download homepages as XML. tidyr is used to pipe the output of one R command into another input. This makes the code it easier to read. Both packages are used during scraping and cleaning.</text:p>
      <text:p text:style-name="P1"/>
      <text:p text:style-name="P1"><text:soft-page-break/><text:tab/>After loading the packages and the functions implemented in scrapeR.R we first set a time sequence we want to scrape. This sequence consists <text:s/>out of date strings. In the following, the function scrape.$NEWSPAPER is called usually with an sapply. sapply applies a function on each element of a vector. <text:s/>Depending on the homepage-structure we would</text:p>
      <text:p text:style-name="P1">first navigate to the main page of the newspaper and collect all links to articles. In the next step these links are loaded and the resulting homepage is saved in a target folder. Errors occurring during the scraping are noted in a log file.</text:p>
      <text:p text:style-name="P1"/>
      <text:p text:style-name="P1"/>
      <text:h text:style-name="P20" text:outline-level="1">Cleaning</text:h>
      <text:p text:style-name="P13"><text:span text:style-name="T2">Algorithm: </text:span>clean.$NEWSPAPER <text:span text:style-name="T2">(@todo: numbering + short description)</text:span></text:p>
      <text:p text:style-name="P6">Input:</text:p>
      <text:p text:style-name="P6"><text:s text:c="3"/>source folder</text:p>
      <text:p text:style-name="P6">Output:</text:p>
      <text:p text:style-name="P6"><text:s text:c="3"/>csv file</text:p>
      <text:p text:style-name="P6"/>
      <text:p text:style-name="P19">for homepage in source folder <text:span text:style-name="T2">do</text:span></text:p>
      <text:p text:style-name="P18"/>
      <text:p text:style-name="P18"><text:tab/>article.homepage ← load html</text:p>
      <text:p text:style-name="P18"><text:s text:c="3"/><text:tab/>dateString ← getDateElements('html-node')</text:p>
      <text:p text:style-name="P18"><text:s text:c="3"/><text:tab/>year, month, day ← extractDate(dateString)</text:p>
      <text:p text:style-name="P18"><text:s text:c="3"/><text:tab/>article ← getArticleElements('html-node')</text:p>
      <text:p text:style-name="P18"><text:s text:c="3"/><text:tab/>save as csv(year, month, day, article)</text:p>
      <text:p text:style-name="P18"/>
      <text:p text:style-name="P15">end for</text:p>
      <text:p text:style-name="P7"/>
      <text:p text:style-name="P8"/>
      <text:p text:style-name="P1"><text:tab/>To make the data format as easy as possible only extracted each article and corresponding date (if available). This enables us to identify each article with an uri, an uniform resource identifier consisting out of a short form of the newspaper (shown in table), the date as <text:span text:style-name="T1">concatenated</text:span> sting without seperators and an index starting at the first day of our chosen timespan. HP20101201$1 would identify an article written on the 1st of December 2010. Al Masr al Yayoum only uses <text:span text:style-name="T1">Arabic</text:span> numerals making it difficult to extract them as numbers. In this case we just used an index. Other pages like Ahram used month names instead of numbers, thus had to be converted using a self written function <text:span text:style-name="T4">replaceMonthNames</text:span> (basicfunctions.R). </text:p>
      <text:p text:style-name="P1"/>
      <table:table table:name="Tabelle1" table:style-name="Tabelle1">
        <table:table-column table:style-name="Tabelle1.A" table:number-columns-repeated="2"/>
        <table:table-row>
          <table:table-cell table:style-name="Tabelle1.A1" office:value-type="string">
            <text:p text:style-name="P21">Short form</text:p>
          </table:table-cell>
          <table:table-cell table:style-name="Tabelle1.A1" office:value-type="string">
            <text:p text:style-name="P21">Newspaper Name</text:p>
          </table:table-cell>
        </table:table-row>
        <table:table-row>
          <table:table-cell table:style-name="Tabelle1.A1" office:value-type="string">
            <text:p text:style-name="P21">HP</text:p>
            <text:p text:style-name="P21">AL</text:p>
            <text:p text:style-name="P21">AH</text:p>
            <text:p text:style-name="P21">TH</text:p>
            <text:p text:style-name="P21">AY</text:p>
          </table:table-cell>
          <table:table-cell table:style-name="Tabelle1.A1" office:value-type="string">
            <text:p text:style-name="P3">Hespress</text:p>
            <text:p text:style-name="P3">Al Watan</text:p>
            <text:p text:style-name="P3">Ahram</text:p>
            <text:p text:style-name="P3">Thawra</text:p>
            <text:p text:style-name="P3">Al Masralyayoum </text:p>
          </table:table-cell>
        </table:table-row>
      </table:table>
      <text:p text:style-name="P1"/>
      <text:p text:style-name="P1"/>
      <text:p text:style-name="P1"><text:tab/>The identifiers and the articles are saved in the cross <text:span text:style-name="T1">platform</text:span> format csv (<text:span text:style-name="T1">comma-separated </text:span>values). <text:s/>Having saved all corresponding data in the target folder the data is ready to be extracted. The extraction-function expects a source-folder. Each file in this folder is first loaded by R. Then we navigate to preselected HTML-nodes and extract the article fragments as well as the date. If the page was indeed an article, the elements are appended to a target csv file. Any files which do not contain an article are noted in a log file.</text:p>
      <text:p text:style-name="P1"><text:soft-page-break/></text:p>
      <text:p text:style-name="P1"><text:tab/>The final renaming which results in the format explained in the previous paragraph can now be applied. This was done in an extra step, because we decided to narrow down the timespan and change the format of the <text:span text:style-name="T1">Uri (style).</text:span></text:p>
      <text:p text:style-name="P1"/>
      <text:p text:style-name="P1"/>
      <text:p text:style-name="P1"/>
      <text:p text:style-name="P9">Sources:</text:p>
      <text:p text:style-name="P9"/>
      <text:p text:style-name="P9"/>
      <text:p text:style-name="P10"><text:tab/>[1]<text:tab/>T. Harvest, W. Pages, D. Wrappers et al. Easily Harvest (Scrape)Web Pages <text:tab/>Description. URL <text:a xlink:type="simple" xlink:href="https://cran.r-project.org/web/packages/rvest/rvest.pdf" text:style-name="Internet_20_link" text:visited-style-name="Visited_20_Internet_20_Link"><text:span text:style-name="T3">https://cran.r-project.org/web/packages/rvest/rvest.pdf</text:span></text:a><text:span text:style-name="T3"> , </text:span>Version 0.32. <text:span text:style-name="T3">,<text:tab/></text:span>2016-06-17</text:p>
      <text:p text:style-name="P10"/>
      <text:p text:style-name="P10"><text:tab/>[2]<text:tab/>Hardley Wickham. Easily Tidy Data with `spread()` and `gather()` Functions. URL <text:tab/><text:a xlink:type="simple" xlink:href="https://cran.r-project.org/web/packages/tidyr/tidyr.pdf" text:style-name="Internet_20_link" text:visited-style-name="Visited_20_Internet_20_Link"><text:span text:style-name="T3">https://cran.r-project.org/web/packages/tidyr/tidyr.pdf</text:span></text:a><text:span text:style-name="T3"> , </text:span>Version 0.6.0 <text:span text:style-name="T3">,</text:span>2016-08-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2:25:21.613250610</meta:creation-date>
    <dc:date>2016-11-28T13:11:20.601278688</dc:date>
    <meta:editing-duration>PT35M24S</meta:editing-duration>
    <meta:editing-cycles>9</meta:editing-cycles>
    <meta:generator>LibreOffice/5.1.4.2$Linux_X86_64 LibreOffice_project/10m0$Build-2</meta:generator>
    <meta:document-statistic meta:table-count="1" meta:image-count="0" meta:object-count="0" meta:page-count="3" meta:paragraph-count="55" meta:word-count="726" meta:character-count="4558" meta:non-whitespace-character-count="3819"/>
  </office:meta>
</office:document-meta>
</file>